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I Pillar 1 — GEO Readiness &amp; Governance</text:h>
      <text:p text:style-name="Text_20_body"><text:span text:style-name="Strong_20_Emphasis">Full Technical Specification (v10.0)</text:span></text:p>
      <text:p text:style-name="Text_20_body">This specification defines all machine-readiness, governance, identity, and trust requirements needed for AI agents to discover, access, interpret, trust, and legally interact with a website.</text:p>
      <text:p text:style-name="Horizontal_20_Line"/>
      <text:h text:style-name="Heading_20_2" text:outline-level="2"><text:span text:style-name="Strong_20_Emphasis">1. Purpose of Pillar 1</text:span></text:h>
      <text:p text:style-name="Text_20_body">Pillar 1 ensures:</text:p>
      <text:list text:style-name="L1">
        <text:list-item>
          <text:p text:style-name="P2">Agents can <text:span text:style-name="Strong_20_Emphasis">find</text:span> your site</text:p>
        </text:list-item>
        <text:list-item>
          <text:p text:style-name="P2">Agents can <text:span text:style-name="Strong_20_Emphasis">crawl</text:span> it</text:p>
        </text:list-item>
        <text:list-item>
          <text:p text:style-name="P2">Agents can <text:span text:style-name="Strong_20_Emphasis">understand</text:span> policies</text:p>
        </text:list-item>
        <text:list-item>
          <text:p text:style-name="P2">Agents can <text:span text:style-name="Strong_20_Emphasis">verify</text:span> identity and trust</text:p>
        </text:list-item>
        <text:list-item>
          <text:p text:style-name="P2">Agents can <text:span text:style-name="Strong_20_Emphasis">obey</text:span> licensing and legal terms</text:p>
        </text:list-item>
        <text:list-item>
          <text:p text:style-name="P2">Agents can <text:span text:style-name="Strong_20_Emphasis">use</text:span> content safely and predictably</text:p>
        </text:list-item>
      </text:list>
      <text:p text:style-name="Text_20_body">This pillar is the foundation of the entire ARI framework.</text:p>
      <text:p text:style-name="Horizontal_20_Line"/>
      <text:h text:style-name="Heading_20_1" text:outline-level="1"><text:span text:style-name="Strong_20_Emphasis">Major Sub-Components (10 Total)</text:span></text:h>
      <text:p text:style-name="Text_20_body">Below is the complete specification for each.</text:p>
      <text:p text:style-name="Horizontal_20_Line"/>
      <text:h text:style-name="Heading_20_1" text:outline-level="1"><text:span text:style-name="Strong_20_Emphasis">1.1 — Sitemap Health &amp; Freshness</text:span></text:h>
      <text:h text:style-name="Heading_20_3" text:outline-level="3"><text:span text:style-name="Strong_20_Emphasis">Definition</text:span></text:h>
      <text:p text:style-name="Text_20_body">The sitemap must accurately represent the structure of the site, provide valid URLs, and be machine-readable without errors.</text:p>
      <text:h text:style-name="Heading_20_3" text:outline-level="3"><text:span text:style-name="Strong_20_Emphasis">Requirements</text:span></text:h>
      <text:list text:style-name="L2">
        <text:list-item>
          <text:p text:style-name="P3">A valid <text:span text:style-name="Source_20_Text">sitemap.xml</text:span> must exist</text:p>
        </text:list-item>
        <text:list-item>
          <text:p text:style-name="P3">Must return <text:span text:style-name="Strong_20_Emphasis">HTTP 200</text:span> with no parsing errors</text:p>
        </text:list-item>
        <text:list-item>
          <text:p text:style-name="P3">Must list only valid, reachable URLs</text:p>
        </text:list-item>
        <text:list-item>
          <text:p text:style-name="P3">Must be updated within last 30–90 days</text:p>
        </text:list-item>
        <text:list-item>
          <text:p text:style-name="P3">May reference multiple sitemaps</text:p>
        </text:list-item>
        <text:list-item>
          <text:p text:style-name="P3"><text:soft-page-break/>GZIP support for <text:span text:style-name="Source_20_Text">sitemap.xml.gz</text:span></text:p>
        </text:list-item>
        <text:list-item>
          <text:p text:style-name="P3">No more than 5% broken URLs</text:p>
        </text:list-item>
      </text:list>
      <text:h text:style-name="Heading_20_3" text:outline-level="3"><text:span text:style-name="Strong_20_Emphasis">Agent Checks</text:span></text:h>
      <text:list text:style-name="L3">
        <text:list-item>
          <text:p text:style-name="P4">Fetch sitemap index</text:p>
        </text:list-item>
        <text:list-item>
          <text:p text:style-name="P4">Validate XML</text:p>
        </text:list-item>
        <text:list-item>
          <text:p text:style-name="P4">Follow sitemap references</text:p>
        </text:list-item>
        <text:list-item>
          <text:p text:style-name="P4">Crawl and confirm each URL</text:p>
        </text:list-item>
        <text:list-item>
          <text:p text:style-name="P4">Compare against robots.txt directives</text:p>
        </text:list-item>
      </text:list>
      <text:h text:style-name="Heading_20_3" text:outline-level="3"><text:span text:style-name="Strong_20_Emphasis">Failure Conditions</text:span></text:h>
      <text:list text:style-name="L4">
        <text:list-item>
          <text:p text:style-name="P5">Missing sitemap (critical fail)</text:p>
        </text:list-item>
        <text:list-item>
          <text:p text:style-name="P5">Sitemap returns 404/500</text:p>
        </text:list-item>
        <text:list-item>
          <text:p text:style-name="P5">Sitemap lists unreachable or blocked URLs</text:p>
        </text:list-item>
        <text:list-item>
          <text:p text:style-name="P5">Malformed XML</text:p>
        </text:list-item>
      </text:list>
      <text:p text:style-name="Horizontal_20_Line"/>
      <text:h text:style-name="Heading_20_1" text:outline-level="1"><text:span text:style-name="Strong_20_Emphasis">1.2 — Crawlability &amp; Directive Integrity</text:span></text:h>
      <text:h text:style-name="Heading_20_3" text:outline-level="3"><text:span text:style-name="Strong_20_Emphasis">Definition</text:span></text:h>
      <text:p text:style-name="Text_20_body">Ensures robots directives do not block critical paths and are interpretable by modern agents.</text:p>
      <text:h text:style-name="Heading_20_3" text:outline-level="3"><text:span text:style-name="Strong_20_Emphasis">Requirements</text:span></text:h>
      <text:list text:style-name="L5">
        <text:list-item>
          <text:p text:style-name="P6">Robots.txt must not block essential pages</text:p>
        </text:list-item>
        <text:list-item>
          <text:p text:style-name="P6">No contradictory rules for the same user-agent</text:p>
        </text:list-item>
        <text:list-item>
          <text:p text:style-name="P6">Consistent wildcard usage</text:p>
        </text:list-item>
        <text:list-item>
          <text:p text:style-name="P6">Crawl-delay must be reasonable (&lt;5 seconds)</text:p>
        </text:list-item>
        <text:list-item>
          <text:p text:style-name="P6">No hidden sitemaps accidentally blocked</text:p>
        </text:list-item>
      </text:list>
      <text:h text:style-name="Heading_20_3" text:outline-level="3"><text:span text:style-name="Strong_20_Emphasis">Agent Checks</text:span></text:h>
      <text:list text:style-name="L6">
        <text:list-item>
          <text:p text:style-name="P7">Parse robots.txt</text:p>
        </text:list-item>
        <text:list-item>
          <text:p text:style-name="P7">Confirm directive consistency</text:p>
        </text:list-item>
        <text:list-item>
          <text:p text:style-name="P7">Validate that sitemap URLs are not blocked</text:p>
        </text:list-item>
        <text:list-item>
          <text:p text:style-name="P7">Confirm <text:span text:style-name="Source_20_Text">Allow</text:span> and <text:span text:style-name="Source_20_Text">Disallow</text:span> logic</text:p>
        </text:list-item>
      </text:list>
      <text:h text:style-name="Heading_20_3" text:outline-level="3"><text:soft-page-break/><text:span text:style-name="Strong_20_Emphasis">Failure Conditions</text:span></text:h>
      <text:list text:style-name="L7">
        <text:list-item>
          <text:p text:style-name="P8">Site fully blocked for all agents (critical)</text:p>
        </text:list-item>
        <text:list-item>
          <text:p text:style-name="P8">Contradictory rules</text:p>
        </text:list-item>
        <text:list-item>
          <text:p text:style-name="P8">Crawl delay &gt; 10s</text:p>
        </text:list-item>
      </text:list>
      <text:p text:style-name="Horizontal_20_Line"/>
      <text:h text:style-name="Heading_20_1" text:outline-level="1"><text:span text:style-name="Strong_20_Emphasis">1.3 — AI Usage Policy (llm.txt)</text:span></text:h>
      <text:h text:style-name="Heading_20_3" text:outline-level="3"><text:span text:style-name="Strong_20_Emphasis">Definition</text:span></text:h>
      <text:p text:style-name="Text_20_body">A machine-readable file defining how AI agents may interact with, reuse, store, or reason over the site's content.</text:p>
      <text:h text:style-name="Heading_20_3" text:outline-level="3"><text:span text:style-name="Strong_20_Emphasis">Requirements</text:span></text:h>
      <text:list text:style-name="L8">
        <text:list-item>
          <text:p text:style-name="P9">File located at <text:span text:style-name="Source_20_Text">/.well-known/llm.txt</text:span> or <text:span text:style-name="Source_20_Text">/llm.txt</text:span></text:p>
        </text:list-item>
        <text:list-item>
          <text:p text:style-name="P9">Must include:</text:p>
          <text:list>
            <text:list-item>
              <text:p text:style-name="P9">Allowed actions</text:p>
            </text:list-item>
            <text:list-item>
              <text:p text:style-name="P9">Prohibited actions</text:p>
            </text:list-item>
            <text:list-item>
              <text:p text:style-name="P9">Caching rules</text:p>
            </text:list-item>
            <text:list-item>
              <text:p text:style-name="P9">Attribution requirements</text:p>
            </text:list-item>
            <text:list-item>
              <text:p text:style-name="P9">API preference and rate limits</text:p>
            </text:list-item>
            <text:list-item>
              <text:p text:style-name="P9">Commercial usage rules</text:p>
            </text:list-item>
            <text:list-item>
              <text:p text:style-name="P9">Dataset extraction rules</text:p>
            </text:list-item>
          </text:list>
        </text:list-item>
      </text:list>
      <text:h text:style-name="Heading_20_3" text:outline-level="3"><text:span text:style-name="Strong_20_Emphasis">Sample Structure</text:span></text:h>
      <text:p text:style-name="Preformatted_20_Text"><text:span text:style-name="Source_20_Text">Version: 1.0</text:span></text:p>
      <text:p text:style-name="Preformatted_20_Text"><text:span text:style-name="Source_20_Text">Allow: read, summarize</text:span></text:p>
      <text:p text:style-name="Preformatted_20_Text"><text:span text:style-name="Source_20_Text">Disallow: training, embedding</text:span></text:p>
      <text:p text:style-name="Preformatted_20_Text"><text:span text:style-name="Source_20_Text">Attribution: required</text:span></text:p>
      <text:p text:style-name="Preformatted_20_Text"><text:span text:style-name="Source_20_Text">Cache-Window: 24h</text:span></text:p>
      <text:p text:style-name="Preformatted_20_Text"><text:span text:style-name="Source_20_Text">Rate-Limit: 120/m</text:span></text:p>
      <text:p text:style-name="Preformatted_20_Text"><text:span text:style-name="Source_20_Text">Commercial-Use: with-license</text:span></text:p>
      <text:p text:style-name="P1"><text:span text:style-name="Source_20_Text">Preferred-API: https://example.com/api</text:span></text:p>
      <text:h text:style-name="Heading_20_3" text:outline-level="3"><text:span text:style-name="Strong_20_Emphasis">Failure Conditions</text:span></text:h>
      <text:list text:style-name="L9">
        <text:list-item>
          <text:p text:style-name="P10">Missing llm.txt (major penalty)</text:p>
        </text:list-item>
        <text:list-item>
          <text:p text:style-name="P10">Unstructured text not following spec</text:p>
        </text:list-item>
        <text:list-item>
          <text:p text:style-name="P10">Contradictory rules</text:p>
        </text:list-item>
      </text:list>
      <text:p text:style-name="Horizontal_20_Line"/>
      <text:h text:style-name="Heading_20_1" text:outline-level="1"><text:soft-page-break/><text:span text:style-name="Strong_20_Emphasis">1.4 — Robots.txt Configuration</text:span></text:h>
      <text:h text:style-name="Heading_20_3" text:outline-level="3"><text:span text:style-name="Strong_20_Emphasis">Definition</text:span></text:h>
      <text:p text:style-name="Text_20_body">Traditional crawler governance file. Historically SEO; now critical for agent routing.</text:p>
      <text:h text:style-name="Heading_20_3" text:outline-level="3"><text:span text:style-name="Strong_20_Emphasis">Requirements</text:span></text:h>
      <text:list text:style-name="L10">
        <text:list-item>
          <text:p text:style-name="P11">Must be accessible at <text:span text:style-name="Source_20_Text">/robots.txt</text:span></text:p>
        </text:list-item>
        <text:list-item>
          <text:p text:style-name="P11">Must include sitemap reference</text:p>
        </text:list-item>
        <text:list-item>
          <text:p text:style-name="P11">Should define per-agent logic if needed</text:p>
        </text:list-item>
        <text:list-item>
          <text:p text:style-name="P11">Must use valid syntax</text:p>
        </text:list-item>
      </text:list>
      <text:h text:style-name="Heading_20_3" text:outline-level="3"><text:span text:style-name="Strong_20_Emphasis">Agent Checks</text:span></text:h>
      <text:list text:style-name="L11">
        <text:list-item>
          <text:p text:style-name="P12">Syntax validation</text:p>
        </text:list-item>
        <text:list-item>
          <text:p text:style-name="P12">Directive conflict detection</text:p>
        </text:list-item>
        <text:list-item>
          <text:p text:style-name="P12">Crawlability simulation</text:p>
        </text:list-item>
      </text:list>
      <text:h text:style-name="Heading_20_3" text:outline-level="3"><text:span text:style-name="Strong_20_Emphasis">Failure Conditions</text:span></text:h>
      <text:list text:style-name="L12">
        <text:list-item>
          <text:p text:style-name="P13">Missing robots.txt (warn)</text:p>
        </text:list-item>
        <text:list-item>
          <text:p text:style-name="P13">Fully disallowed site (critical)</text:p>
        </text:list-item>
        <text:list-item>
          <text:p text:style-name="P13">Invalid syntax</text:p>
        </text:list-item>
      </text:list>
      <text:p text:style-name="Horizontal_20_Line"/>
      <text:h text:style-name="Heading_20_1" text:outline-level="1"><text:span text:style-name="Strong_20_Emphasis">1.5 — Canonicalization</text:span></text:h>
      <text:h text:style-name="Heading_20_3" text:outline-level="3"><text:span text:style-name="Strong_20_Emphasis">Definition</text:span></text:h>
      <text:p text:style-name="Text_20_body">Agents must know which URL is the "source of truth" when duplicates exist.</text:p>
      <text:h text:style-name="Heading_20_3" text:outline-level="3"><text:span text:style-name="Strong_20_Emphasis">Requirements</text:span></text:h>
      <text:list text:style-name="L13">
        <text:list-item>
          <text:p text:style-name="P14">Every major page must include a <text:span text:style-name="Source_20_Text">&lt;link rel="canonical"&gt;</text:span></text:p>
        </text:list-item>
        <text:list-item>
          <text:p text:style-name="P14">Canonical URL must be reachable</text:p>
        </text:list-item>
        <text:list-item>
          <text:p text:style-name="P14">Canonical chain must not loop</text:p>
        </text:list-item>
        <text:list-item>
          <text:p text:style-name="P14">Self-referencing canonical recommended</text:p>
        </text:list-item>
      </text:list>
      <text:h text:style-name="Heading_20_3" text:outline-level="3"><text:span text:style-name="Strong_20_Emphasis">Agent Checks</text:span></text:h>
      <text:list text:style-name="L14">
        <text:list-item>
          <text:p text:style-name="P15">Validate canonical tag</text:p>
        </text:list-item>
        <text:list-item>
          <text:p text:style-name="P15">Fetch canonical target</text:p>
        </text:list-item>
        <text:list-item>
          <text:p text:style-name="P15"><text:soft-page-break/>Compare content similarity</text:p>
        </text:list-item>
      </text:list>
      <text:h text:style-name="Heading_20_3" text:outline-level="3"><text:span text:style-name="Strong_20_Emphasis">Failure Conditions</text:span></text:h>
      <text:list text:style-name="L15">
        <text:list-item>
          <text:p text:style-name="P16">Canonical to non-existent URL</text:p>
        </text:list-item>
        <text:list-item>
          <text:p text:style-name="P16">Circular canonicals</text:p>
        </text:list-item>
        <text:list-item>
          <text:p text:style-name="P16">Missing canonical tags on &gt;40% pages</text:p>
        </text:list-item>
      </text:list>
      <text:p text:style-name="Horizontal_20_Line"/>
      <text:h text:style-name="Heading_20_1" text:outline-level="1"><text:span text:style-name="Strong_20_Emphasis">1.6 — Agents.json Implementation</text:span></text:h>
      <text:h text:style-name="Heading_20_3" text:outline-level="3"><text:span text:style-name="Strong_20_Emphasis">Definition</text:span></text:h>
      <text:p text:style-name="Text_20_body">A new standard defining the site’s complete machine governance model.</text:p>
      <text:h text:style-name="Heading_20_3" text:outline-level="3"><text:span text:style-name="Strong_20_Emphasis">Requirements</text:span></text:h>
      <text:list text:style-name="L16">
        <text:list-item>
          <text:p text:style-name="P17">Located at <text:span text:style-name="Source_20_Text">/.well-known/agents.json</text:span></text:p>
        </text:list-item>
        <text:list-item>
          <text:p text:style-name="P17">Must be valid JSON</text:p>
        </text:list-item>
        <text:list-item>
          <text:p text:style-name="P17">Must include:</text:p>
          <text:list>
            <text:list-item>
              <text:p text:style-name="P17">site metadata</text:p>
            </text:list-item>
            <text:list-item>
              <text:p text:style-name="P17">owner identity</text:p>
            </text:list-item>
            <text:list-item>
              <text:p text:style-name="P17">allowed agent actions</text:p>
            </text:list-item>
            <text:list-item>
              <text:p text:style-name="P17">disallowed actions</text:p>
            </text:list-item>
            <text:list-item>
              <text:p text:style-name="P17">API list</text:p>
            </text:list-item>
            <text:list-item>
              <text:p text:style-name="P17">dataset availability</text:p>
            </text:list-item>
            <text:list-item>
              <text:p text:style-name="P17">economic model</text:p>
            </text:list-item>
            <text:list-item>
              <text:p text:style-name="P17">licensing</text:p>
            </text:list-item>
            <text:list-item>
              <text:p text:style-name="P17">safety considerations</text:p>
            </text:list-item>
          </text:list>
        </text:list-item>
      </text:list>
      <text:h text:style-name="Heading_20_3" text:outline-level="3"><text:span text:style-name="Strong_20_Emphasis">Sample Structure</text:span></text:h>
      <text:p text:style-name="Preformatted_20_Text"><text:span text:style-name="Source_20_Text">{</text:span></text:p>
      <text:p text:style-name="Preformatted_20_Text"><text:span text:style-name="Source_20_Text"><text:s text:c="2"/>"version": "1.0",</text:span></text:p>
      <text:p text:style-name="Preformatted_20_Text"><text:span text:style-name="Source_20_Text"><text:s text:c="2"/>"owner": {</text:span></text:p>
      <text:p text:style-name="Preformatted_20_Text"><text:span text:style-name="Source_20_Text"><text:s text:c="4"/>"name": "Example Inc",</text:span></text:p>
      <text:p text:style-name="Preformatted_20_Text"><text:span text:style-name="Source_20_Text"><text:s text:c="4"/>"contact": "support@example.com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actions": {</text:span></text:p>
      <text:p text:style-name="Preformatted_20_Text"><text:span text:style-name="Source_20_Text"><text:s text:c="4"/>"allow": ["crawl", "read", "metadata"],</text:span></text:p>
      <text:p text:style-name="Preformatted_20_Text"><text:span text:style-name="Source_20_Text"><text:s text:c="4"/>"deny": ["batch-download", "training"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apis": ["https://example.com/api/v1"],</text:span></text:p>
      <text:p text:style-name="Preformatted_20_Text"><text:span text:style-name="Source_20_Text"><text:s text:c="2"/>"economic_model": "subscription",</text:span></text:p>
      <text:p text:style-name="Preformatted_20_Text"><text:span text:style-name="Source_20_Text"><text:s text:c="2"/>"license": "cc-by-4.0"</text:span></text:p>
      <text:p text:style-name="P1"><text:soft-page-break/><text:span text:style-name="Source_20_Text">}</text:span></text:p>
      <text:h text:style-name="Heading_20_3" text:outline-level="3"><text:span text:style-name="Strong_20_Emphasis">Failure Conditions</text:span></text:h>
      <text:list text:style-name="L17">
        <text:list-item>
          <text:p text:style-name="P18">Missing agents.json (major)</text:p>
        </text:list-item>
        <text:list-item>
          <text:p text:style-name="P18">JSON parsing errors</text:p>
        </text:list-item>
        <text:list-item>
          <text:p text:style-name="P18">Missing required fields</text:p>
        </text:list-item>
      </text:list>
      <text:p text:style-name="Horizontal_20_Line"/>
      <text:h text:style-name="Heading_20_1" text:outline-level="1"><text:span text:style-name="Strong_20_Emphasis">1.7 — Domain Trust Signals</text:span></text:h>
      <text:h text:style-name="Heading_20_3" text:outline-level="3"><text:span text:style-name="Strong_20_Emphasis">Definition</text:span></text:h>
      <text:p text:style-name="Text_20_body">Authenticates the site’s technical and governance identity.</text:p>
      <text:h text:style-name="Heading_20_3" text:outline-level="3"><text:span text:style-name="Strong_20_Emphasis">Requirements</text:span></text:h>
      <text:list text:style-name="L18">
        <text:list-item>
          <text:p text:style-name="P19">Valid SSL certificate (≥30 days remaining)</text:p>
        </text:list-item>
        <text:list-item>
          <text:p text:style-name="P19">Correct SANs</text:p>
        </text:list-item>
        <text:list-item>
          <text:p text:style-name="P19">No mixed content</text:p>
        </text:list-item>
        <text:list-item>
          <text:p text:style-name="P19">DNSSEC recommended</text:p>
        </text:list-item>
        <text:list-item>
          <text:p text:style-name="P19">HSTS enabled</text:p>
        </text:list-item>
        <text:list-item>
          <text:p text:style-name="P19">Consistent www/non-www behavior</text:p>
        </text:list-item>
      </text:list>
      <text:h text:style-name="Heading_20_3" text:outline-level="3"><text:span text:style-name="Strong_20_Emphasis">Agent Checks</text:span></text:h>
      <text:list text:style-name="L19">
        <text:list-item>
          <text:p text:style-name="P20">Parse certificate</text:p>
        </text:list-item>
        <text:list-item>
          <text:p text:style-name="P20">Validate expiry, SAN, and chain</text:p>
        </text:list-item>
        <text:list-item>
          <text:p text:style-name="P20">Identify redirect consistency</text:p>
        </text:list-item>
      </text:list>
      <text:h text:style-name="Heading_20_3" text:outline-level="3"><text:span text:style-name="Strong_20_Emphasis">Failure Conditions</text:span></text:h>
      <text:list text:style-name="L20">
        <text:list-item>
          <text:p text:style-name="P21">Expired certificate (critical)</text:p>
        </text:list-item>
        <text:list-item>
          <text:p text:style-name="P21">Invalid domain mismatch</text:p>
        </text:list-item>
      </text:list>
      <text:p text:style-name="Horizontal_20_Line"/>
      <text:h text:style-name="Heading_20_1" text:outline-level="1"><text:span text:style-name="Strong_20_Emphasis">1.8 — Authorship Metadata</text:span></text:h>
      <text:h text:style-name="Heading_20_3" text:outline-level="3"><text:span text:style-name="Strong_20_Emphasis">Definition</text:span></text:h>
      <text:p text:style-name="Text_20_body">Ensures content has clear, verifiable authorship.</text:p>
      <text:h text:style-name="Heading_20_3" text:outline-level="3"><text:soft-page-break/><text:span text:style-name="Strong_20_Emphasis">Requirements</text:span></text:h>
      <text:list text:style-name="L21">
        <text:list-item>
          <text:p text:style-name="P22">Article-Level author metadata</text:p>
        </text:list-item>
        <text:list-item>
          <text:p text:style-name="P22"><text:span text:style-name="Source_20_Text">author</text:span>, <text:span text:style-name="Source_20_Text">dateModified</text:span>, <text:span text:style-name="Source_20_Text">publisher</text:span> in schema.org</text:p>
        </text:list-item>
        <text:list-item>
          <text:p text:style-name="P22">Organization Knowledge Graph linking</text:p>
        </text:list-item>
        <text:list-item>
          <text:p text:style-name="P22">Social verification optional</text:p>
        </text:list-item>
      </text:list>
      <text:h text:style-name="Heading_20_3" text:outline-level="3"><text:span text:style-name="Strong_20_Emphasis">Agent Checks</text:span></text:h>
      <text:list text:style-name="L22">
        <text:list-item>
          <text:p text:style-name="P23">Extract author schema</text:p>
        </text:list-item>
        <text:list-item>
          <text:p text:style-name="P23">Validate timestamp freshness</text:p>
        </text:list-item>
      </text:list>
      <text:h text:style-name="Heading_20_3" text:outline-level="3"><text:span text:style-name="Strong_20_Emphasis">Failure Conditions</text:span></text:h>
      <text:list text:style-name="L23">
        <text:list-item>
          <text:p text:style-name="P24">Missing author on majority of articles</text:p>
        </text:list-item>
        <text:list-item>
          <text:p text:style-name="P24">Invalid or contradictory metadata</text:p>
        </text:list-item>
      </text:list>
      <text:p text:style-name="Horizontal_20_Line"/>
      <text:h text:style-name="Heading_20_1" text:outline-level="1"><text:span text:style-name="Strong_20_Emphasis">1.9 — Economic Model Disclosure</text:span></text:h>
      <text:h text:style-name="Heading_20_3" text:outline-level="3"><text:span text:style-name="Strong_20_Emphasis">Definition</text:span></text:h>
      <text:p text:style-name="Text_20_body">Explicit declaration of how the site makes money, enabling agents to infer bias, trust vectors, and usage constraints.</text:p>
      <text:h text:style-name="Heading_20_3" text:outline-level="3"><text:span text:style-name="Strong_20_Emphasis">Accepted Models</text:span></text:h>
      <text:list text:style-name="L24">
        <text:list-item>
          <text:p text:style-name="P25">Subscription</text:p>
        </text:list-item>
        <text:list-item>
          <text:p text:style-name="P25">Ads</text:p>
        </text:list-item>
        <text:list-item>
          <text:p text:style-name="P25">Affiliate</text:p>
        </text:list-item>
        <text:list-item>
          <text:p text:style-name="P25">SaaS/API billing</text:p>
        </text:list-item>
        <text:list-item>
          <text:p text:style-name="P25">Marketplace commission</text:p>
        </text:list-item>
        <text:list-item>
          <text:p text:style-name="P25">Donations</text:p>
        </text:list-item>
        <text:list-item>
          <text:p text:style-name="P25">Sponsorship</text:p>
        </text:list-item>
        <text:list-item>
          <text:p text:style-name="P25">Mixed</text:p>
        </text:list-item>
      </text:list>
      <text:h text:style-name="Heading_20_3" text:outline-level="3"><text:span text:style-name="Strong_20_Emphasis">Requirements</text:span></text:h>
      <text:list text:style-name="L25">
        <text:list-item>
          <text:p text:style-name="P26">Must appear in <text:span text:style-name="Source_20_Text">agents.json</text:span></text:p>
        </text:list-item>
        <text:list-item>
          <text:p text:style-name="P26">Should appear in <text:span text:style-name="Source_20_Text">llm.txt</text:span></text:p>
        </text:list-item>
        <text:list-item>
          <text:p text:style-name="P26">Should appear in site footer metadata</text:p>
        </text:list-item>
      </text:list>
      <text:h text:style-name="Heading_20_3" text:outline-level="3"><text:soft-page-break/><text:span text:style-name="Strong_20_Emphasis">Failure Conditions</text:span></text:h>
      <text:list text:style-name="L26">
        <text:list-item>
          <text:p text:style-name="P27">No economic model declared</text:p>
        </text:list-item>
        <text:list-item>
          <text:p text:style-name="P27">Contradictory monetization metadata</text:p>
        </text:list-item>
      </text:list>
      <text:p text:style-name="Horizontal_20_Line"/>
      <text:h text:style-name="Heading_20_1" text:outline-level="1"><text:span text:style-name="Strong_20_Emphasis">1.10 — Data Licensing</text:span></text:h>
      <text:h text:style-name="Heading_20_3" text:outline-level="3"><text:span text:style-name="Strong_20_Emphasis">Definition</text:span></text:h>
      <text:p text:style-name="Text_20_body">The legal usage terms for AI agents interacting with site content.</text:p>
      <text:h text:style-name="Heading_20_3" text:outline-level="3"><text:span text:style-name="Strong_20_Emphasis">Allowed Models</text:span></text:h>
      <text:list text:style-name="L27">
        <text:list-item>
          <text:p text:style-name="P28">Proprietary / all rights reserved</text:p>
        </text:list-item>
        <text:list-item>
          <text:p text:style-name="P28">CC0</text:p>
        </text:list-item>
        <text:list-item>
          <text:p text:style-name="P28">CC-BY</text:p>
        </text:list-item>
        <text:list-item>
          <text:p text:style-name="P28">CC-BY-SA</text:p>
        </text:list-item>
        <text:list-item>
          <text:p text:style-name="P28">Custom license</text:p>
        </text:list-item>
        <text:list-item>
          <text:p text:style-name="P28">Commercial license required</text:p>
        </text:list-item>
      </text:list>
      <text:h text:style-name="Heading_20_3" text:outline-level="3"><text:span text:style-name="Strong_20_Emphasis">Requirements</text:span></text:h>
      <text:list text:style-name="L28">
        <text:list-item>
          <text:p text:style-name="P29">Must be declared in <text:span text:style-name="Source_20_Text">agents.json</text:span></text:p>
        </text:list-item>
        <text:list-item>
          <text:p text:style-name="P29">Must not contradict llm.txt</text:p>
        </text:list-item>
      </text:list>
      <text:h text:style-name="Heading_20_3" text:outline-level="3"><text:span text:style-name="Strong_20_Emphasis">Failure Conditions</text:span></text:h>
      <text:list text:style-name="L29">
        <text:list-item>
          <text:p text:style-name="P30">Missing license declaration</text:p>
        </text:list-item>
        <text:list-item>
          <text:p text:style-name="P30">Contradictory licensing</text:p>
        </text:list-item>
      </text:list>
      <text:p text:style-name="Horizontal_20_Line"/>
      <text:h text:style-name="Heading_20_1" text:outline-level="1"><text:span text:style-name="Strong_20_Emphasis">Scoring Model for Pillar 1</text:span></text:h>
      <text:p text:style-name="Text_20_body">Each sub-component contributes:</text:p>
      <text:list text:style-name="L30">
        <text:list-item>
          <text:p text:style-name="P31">PASS: full points</text:p>
        </text:list-item>
        <text:list-item>
          <text:p text:style-name="P31">WARN: partial points</text:p>
        </text:list-item>
        <text:list-item>
          <text:p text:style-name="P31">FAIL: no points</text:p>
        </text:list-item>
      </text:list>
      <text:p text:style-name="Text_20_body">Critical failures immediately drop the score to <text:span text:style-name="Strong_20_Emphasis">≤10</text:span>.</text:p>
      <text:p text:style-name="Horizontal_20_Line"/>
      <text:h text:style-name="Heading_20_1" text:outline-level="1"><text:soft-page-break/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5:02:14.802296671</meta:creation-date>
    <dc:date>2025-11-24T15:02:33.844943086</dc:date>
    <meta:editing-duration>PT19S</meta:editing-duration>
    <meta:editing-cycles>1</meta:editing-cycles>
    <meta:document-statistic meta:table-count="0" meta:image-count="0" meta:object-count="0" meta:page-count="9" meta:paragraph-count="219" meta:word-count="922" meta:character-count="6027" meta:non-whitespace-character-count="5408"/>
    <meta:generator>LibreOffice/24.2.7.2$Linux_X86_64 LibreOffice_project/420$Build-2</meta:generator>
  </office:meta>
</office:document-meta>
</file>